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style:text-position="super"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style:text-position="super" fo:font-weight="bold"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style:use-window-font-color="true"/>
    </style:style>
    <style:style style:name="T30" style:family="text">
      <style:text-properties fo:font-size="11.00pt" style:text-position="super" fo:font-weight="bold" fo:font-family="Calibri" style:font-family-asian="Calibri" style:font-family-complex="Calibri" fo:background-color="transparent" style:use-window-font-color="true"/>
    </style:style>
    <style:style style:name="T31" style:family="text">
      <style:text-properties fo:font-size="11.00pt" fo:font-weight="bold"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bold"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Calibri" style:font-family-asian="Calibri" style:font-family-complex="Calibri" fo:background-color="transparent" fo:color="#000000"/>
    </style:style>
    <style:style style:name="T40" style:family="text">
      <style:text-properties fo:font-size="11.00pt" fo:font-weight="normal" fo:font-family="Calibri" style:font-family-asian="Calibri" style:font-family-complex="Calibri"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fo:color="#000000"/>
    </style:style>
    <style:style style:name="T43" style:family="text">
      <style:text-properties fo:font-size="11.00pt" fo:font-weight="normal" fo:font-family="Calibri" style:font-family-asian="Calibri" style:font-family-complex="Calibri"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fo:color="#000000"/>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text:list-style style:name="L19">
      <text:list-level-style-bullet text:level="1" text:bullet-char="•">
        <style:list-level-properties text:space-before="0.00pt" text:min-label-width="18.00pt"/>
        <style:text-properties fo:font-family="Symbol"/>
      </text:list-level-style-bullet>
    </text:list-style>
    <style:style style:name="P19" style:family="paragraph">
      <style:paragraph-properties fo:line-height="115.00%" fo:text-align="left" fo:margin-left="-18.00pt" fo:text-indent="18.00pt"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office:automatic-styles>
  <office:body>
    <office:text>
      <text:p text:style-name="P1"><text:span text:style-name="T1">Play Testing Notes</text:span></text:p>
      <text:p text:style-name="P2"><text:span text:style-name="T2"/></text:p>
      <text:p text:style-name="P2"><text:span text:style-name="T2"/></text:p>
      <text:p text:style-name="P2"><text:span text:style-name="T3">4/11/19</text:span></text:p>
      <text:list text:style-name="L3">
        <text:list-item>
          <text:p text:style-name="P3"><text:span text:style-name="T4">Necromancer needs strike ability or it causes a free strike bug FIXED</text:span></text:p>
        </text:list-item>
        <text:list-item>
          <text:p text:style-name="P3"><text:span text:style-name="T4">card reward screen</text:span></text:p>
        </text:list-item>
        <text:list-item>
          <text:p text:style-name="P3"><text:span text:style-name="T4">'choose one' banner needs to be higher and smaller DONE</text:span></text:p>
        </text:list-item>
        <text:list-item>
          <text:p text:style-name="P3"><text:span text:style-name="T4">Skip rewards button should say “Continue..” instead DONE</text:span></text:p>
        </text:list-item>
        <text:list-item>
          <text:p text:style-name="P3"><text:span text:style-name="T4">Leaving the rewards screen shouldnt disable the half faded black screen</text:span></text:p>
        </text:list-item>
        <text:list-item>
          <text:p text:style-name="P3"><text:span text:style-name="T4">max health text on ability bar displays wrong value: sets current health as the max health text DONE</text:span></text:p>
        </text:list-item>
        <text:list-item>
          <text:p text:style-name="P3"><text:span text:style-name="T4">activation panel arrow should move a bit faster, or on new turn start DONE</text:span></text:p>
        </text:list-item>
        <text:list-item>
          <text:p text:style-name="P3"><text:span text:style-name="T4">necromancer summoned skelly after dying from free strike DONE</text:span></text:p>
        </text:list-item>
        <text:list-item>
          <text:p text:style-name="P3"><text:span text:style-name="T4">we had 3 necromancers in a row: make a way for enemy spawner to guarantee a different enemy wave each time (unless we've already encountered every wave already, then refresh the list of viable encounters) DONE</text:span></text:p>
        </text:list-item>
      </text:list>
      <text:p text:style-name="P4"><text:span text:style-name="T5">14/11/19</text:span></text:p>
      <text:list text:style-name="L5">
        <text:list-item>
          <text:p text:style-name="P5"><text:span text:style-name="T6">Tile hover for spells not disabling for instant cast spells FIXED</text:span></text:p>
        </text:list-item>
        <text:list-item>
          <text:p text:style-name="P5"><text:span text:style-name="T6">Skeleton king starts with 1hp FIXED</text:span></text:p>
        </text:list-item>
        <text:list-item>
          <text:p text:style-name="P5"><text:span text:style-name="T6">preparation is not set on cooldown FIXED</text:span></text:p>
        </text:list-item>
        <text:list-item>
          <text:p text:style-name="P5"><text:span text:style-name="T6">ItemSlot caused null ref exc: missing gold cost text component reference FIXED</text:span></text:p>
        </text:list-item>
        <text:list-item>
          <text:p text:style-name="P5"><text:span text:style-name="T6">Volatile zombie using strike from 2 tiles away ( possible bug with melee range value, or isTargetInRange() method) FIXED</text:span></text:p>
        </text:list-item>
        <text:list-item>
          <text:p text:style-name="P5"><text:span text:style-name="T6">poison not working (not damaging on activation end). Rogue took 1 damage instead of 4, other character took 0 damage (maybe code confusing poison and poisonous? FIXED</text:span></text:p>
        </text:list-item>
        <text:list-item>
          <text:p text:style-name="P5"><text:span text:style-name="T6">'Move' ability does not deduct AP from priest? FIXED</text:span></text:p>
        </text:list-item>
        <text:list-item>
          <text:p text:style-name="P5"><text:span text:style-name="T6">Tile hover activates on button click if character doesnt have enough AP for the ability FIXED</text:span></text:p>
        </text:list-item>
        <text:list-item>
          <text:p text:style-name="P5"><text:span text:style-name="T6">update activation panel arrow position on character death FIXED</text:span></text:p>
        </text:list-item>
        <text:list-item>
          <text:p text:style-name="P5"><text:span text:style-name="T6">Choose an item screen's back button should be lower: it hangs over middle item card FIXED</text:span></text:p>
        </text:list-item>
        <text:list-item>
          <text:p text:style-name="P5"><text:span text:style-name="T6">Choose an item screen can get duplicate items FIXED</text:span></text:p>
        </text:list-item>
        <text:list-item>
          <text:p text:style-name="P5"><text:span text:style-name="T6">Health in character data can go into minus FIXED</text:span></text:p>
        </text:list-item>
        <text:list-item>
          <text:p text:style-name="P5"><text:span text:style-name="T6">character data entities with 0hp still get created on combat start FIXED</text:span></text:p>
        </text:list-item>
        <text:list-item>
          <text:p text:style-name="P5"><text:span text:style-name="T6">mage fleet footed not working if mage has 0 AP FIXED</text:span></text:p>
        </text:list-item>
        <text:list-item>
          <text:p text:style-name="P5"><text:span text:style-name="T6">skeleton necro: when new zombie is made, arrow panel does not update position FIXED</text:span></text:p>
        </text:list-item>
      </text:list>
      <text:p text:style-name="P6"><text:span text:style-name="T7"/></text:p>
      <text:p text:style-name="P6"><text:span text:style-name="T8">Play Test Notes 29/11/19</text:span></text:p>
      <text:list text:style-name="L7">
        <text:list-item>
          <text:p text:style-name="P7"><text:span text:style-name="T9">skeleton assasin skipped his turn for no reason (could be a bug with being pinned and IsAbleToTakeAction() method)<text:s text:c="2"/>FIXED</text:span></text:p>
        </text:list-item>
        <text:list-item>
          <text:p text:style-name="P7"><text:span text:style-name="T9">(there wasnt any logic for targetting something that wasnt the lowest health enemy)</text:span></text:p>
        </text:list-item>
        <text:list-item>
          <text:p text:style-name="P7"><text:span text:style-name="T9">ferryman coin did not actually reward any gold FIXED </text:span></text:p>
        </text:list-item>
        <text:list-item>
          <text:p text:style-name="P7"><text:span text:style-name="T9">incorrect string ref: was calling ferryman token, when should say ferryman coin</text:span></text:p>
        </text:list-item>
        <text:list-item>
          <text:p text:style-name="P7"><text:span text:style-name="T9">ghoul null ref: doesnt have world space canvas variable assgned in inspector FIXED</text:span></text:p>
        </text:list-item>
        <text:list-item>
          <text:p text:style-name="P7"><text:span text:style-name="T9">Camp site ui problems</text:span></text:p>
        </text:list-item>
        <text:list-item>
          <text:p text:style-name="P7"><text:span text:style-name="T9">camp site character boxes not displaying health correctly FIXED</text:span></text:p>
        </text:list-item>
        <text:list-item>
          <text:p text:style-name="P7"><text:span text:style-name="T9">rick click should cancel choice OR</text:span></text:p>
        </text:list-item>
        <text:list-item>
          <text:p text:style-name="P7"><text:span text:style-name="T9">make screen similar to mystery event character boxes/panel with back/cancel button</text:span></text:p>
        </text:list-item>
      </text:list>
      <text:p text:style-name="P8"><text:span text:style-name="T10"/></text:p>
      <text:p text:style-name="P8"><text:span text:style-name="T11">Play Test Notes 10/12/19 (Post visual updates)</text:span></text:p>
      <text:list text:style-name="L9">
        <text:list-item>
          <text:p text:style-name="P9"><text:span text:style-name="T12">block shield icon covers adjacent character UI, should move it so its centre point is on the right edge of the characters health bar FIXED</text:span></text:p>
        </text:list-item>
        <text:list-item>
          <text:p text:style-name="P9"><text:span text:style-name="T12">poison not actually damaging FIXED</text:span></text:p>
        </text:list-item>
        <text:list-item>
          <text:p text:style-name="P9"><text:span text:style-name="T12">goblin encounter broken FIXED</text:span></text:p>
        </text:list-item>
        <text:list-item>
          <text:p text:style-name="P9"><text:span text:style-name="T12">activation panel looks fucked FIXED</text:span></text:p>
        </text:list-item>
        <text:list-item>
          <text:p text:style-name="P9"><text:span text:style-name="T12">archers shoot coroutine doesnt complete FIXED</text:span></text:p>
        </text:list-item>
        <text:list-item>
          <text:p text:style-name="P9"><text:span text:style-name="T12">goblins status panel over hangs health bar a little FIXED</text:span></text:p>
        </text:list-item>
        <text:list-item>
          <text:p text:style-name="P9"><text:span text:style-name="T12">Characters change their facing direction to attack enemies when theyre X positions are the same. This shouldnt happen FIXED</text:span></text:p>
        </text:list-item>
        <text:list-item>
          <text:p text:style-name="P9"><text:span text:style-name="T12">take damage from poison effect looks like shit(try darken the green, and make the skull+bones a little more transparent) FIXED KINDA</text:span></text:p>
        </text:list-item>
        <text:list-item>
          <text:p text:style-name="P9"><text:span text:style-name="T12">dying from poison breaks the activation order and the game FIXED</text:span></text:p>
        </text:list-item>
        <text:list-item>
          <text:p text:style-name="P9"><text:span text:style-name="T12">using a movement ability WHILE already moving breaks the game. Implement code to prevent player from moving while a move action is in process</text:span></text:p>
        </text:list-item>
        <text:list-item>
          <text:p text:style-name="P9"><text:span text:style-name="T12">on combat end should be better at destroying activation windows, some are still lingering FIXED</text:span></text:p>
        </text:list-item>
        <text:list-item>
          <text:p text:style-name="P9"><text:span text:style-name="T12">Damage effect shows damage taken, not actual HP lost which it should FIXED</text:span></text:p>
        </text:list-item>
        <text:list-item>
          <text:p text:style-name="P9"><text:span text:style-name="T12">Move block icon a tad more to the right FIXED</text:span></text:p>
        </text:list-item>
        <text:list-item>
          <text:p text:style-name="P9"><text:span text:style-name="T12">shadow bolt projectile animation looks a bit wonky FIXED</text:span></text:p>
        </text:list-item>
        <text:list-item>
          <text:p text:style-name="P9"><text:span text:style-name="T12">rogue took 30% of its health as damage, then character roster made it 0 hp and it didnt spawn next combat? (bad code in HandleDamage() FIXED</text:span></text:p>
        </text:list-item>
        <text:list-item>
          <text:p text:style-name="P9"><text:span text:style-name="T12">Defender health bar on ability bar shows current/max hp values from prefab. When defender is instantiated health values should be set / slider pos set FIXED</text:span></text:p>
        </text:list-item>
        <text:list-item>
          <text:p text:style-name="P9"><text:span text:style-name="T12">bugs with quick reflexes. After already triggering a move, it tried to move again(played status VFX) but didnt actually move. Rogue twin strike ended up hitting 4 times? FIXED</text:span></text:p>
        </text:list-item>
        <text:list-item>
          <text:p text:style-name="P9"><text:span text:style-name="T12">Activation window health bars not showing on 2</text:span><text:span text:style-name="T13">nd</text:span><text:span text:style-name="T14"><text:s/>combat event. Although it showed for a zombie created mid combat FIXED</text:span></text:p>
        </text:list-item>
        <text:list-item>
          <text:p text:style-name="P9"><text:span text:style-name="T14">healing effect was shown on warrior when it took damage from volatile zombie explosion?</text:span></text:p>
        </text:list-item>
        <text:list-item>
          <text:p text:style-name="P9"><text:span text:style-name="T14">volatile passive reads “deals 5 damage”, but should read “deals 5 physical damage” FIXED</text:span></text:p>
        </text:list-item>
        <text:list-item>
          <text:p text:style-name="P9"><text:span text:style-name="T14">when damaged by poison, a damage effect should be played, not just poison anim FIXED</text:span></text:p>
        </text:list-item>
        <text:list-item>
          <text:p text:style-name="P9"><text:span text:style-name="T14">poison damage vfx should be a bit more visible FIXED</text:span></text:p>
        </text:list-item>
        <text:list-item>
          <text:p text:style-name="P9"><text:span text:style-name="T14">vampire performed a free strike against charging warrior when it shouldn't have</text:span></text:p>
        </text:list-item>
        <text:list-item>
          <text:p text:style-name="P9"><text:span text:style-name="T14">warior hp stat bar, max health variable has the current health text assigned FIXED</text:span></text:p>
        </text:list-item>
        <text:list-item>
          <text:p text:style-name="P9"><text:span text:style-name="T14">implement a dedicated healing VFX, instead of using damage vfx FIXED</text:span></text:p>
        </text:list-item>
        <text:list-item>
          <text:p text:style-name="P9"><text:span text:style-name="T14">treasure room caused error with panel slot prefab. Object destroyed but still trying to reference??? caused by activation windows not being created) FIXED</text:span></text:p>
        </text:list-item>
      </text:list>
      <text:p text:style-name="P10"><text:span text:style-name="T15">Play Test Notes 14/12/19</text:span></text:p>
      <text:list text:style-name="L11">
        <text:list-item>
          <text:p text:style-name="P11"><text:span text:style-name="T16">ghoul rendering behind grass tile little grass elements: check ghoul models sort order FIXED</text:span></text:p>
        </text:list-item>
        <text:list-item>
          <text:p text:style-name="P11"><text:span text:style-name="T16">goblins not moving FIXED</text:span></text:p>
        </text:list-item>
        <text:list-item>
          <text:p text:style-name="P11"><text:span text:style-name="T16">change skelly assassin weapon sprites FIXED</text:span></text:p>
        </text:list-item>
        <text:list-item>
          <text:p text:style-name="P11"><text:span text:style-name="T16">change skelly archer and goblin shooty to have archer helmets DONE</text:span></text:p>
        </text:list-item>
      </text:list>
      <text:p text:style-name="P12"><text:span text:style-name="T17"/></text:p>
      <text:p text:style-name="P12"><text:span text:style-name="T18">Play Test Notes 15/12/19</text:span></text:p>
      <text:list text:style-name="L13">
        <text:list-item>
          <text:p text:style-name="P13"><text:span text:style-name="T19">increase speed of AP bar movement DONE</text:span></text:p>
        </text:list-item>
        <text:list-item>
          <text:p text:style-name="P13"><text:span text:style-name="T19">quick reflexes movement made skelly mage teleport on the same spot FIXED</text:span></text:p>
        </text:list-item>
        <text:list-item>
          <text:p text:style-name="P13"><text:span text:style-name="T19">on new combat start, camera ortho size should go back to 4 FIXED</text:span></text:p>
        </text:list-item>
        <text:list-item>
          <text:p text:style-name="P13"><text:span text:style-name="T19">status icons view fucks up with 5 or more icons: moves over health bar FIXED</text:span></text:p>
        </text:list-item>
        <text:list-item>
          <text:p text:style-name="P13"><text:span text:style-name="T19">enemy necro and zombie dying at the same time caused game to freeze: necro model didnt get removed/destroyed FIXED</text:span></text:p>
        </text:list-item>
        <text:list-item>
          <text:p text:style-name="P13"><text:span text:style-name="T19">goblin shooty buggy if<text:s text:c="2"/>the closest enemy has camoflage. Just moves back and forth weirdly</text:span></text:p>
        </text:list-item>
        <text:list-item>
          <text:p text:style-name="P13"><text:span text:style-name="T19">skeleton archer also buggy: due to targetting issue when closest target is stealthed</text:span></text:p>
        </text:list-item>
        <text:list-item>
          <text:p text:style-name="P13"><text:span text:style-name="T19">goblin shooty/skelly archer helmet doesnt slow fade during death anim FIXED</text:span></text:p>
        </text:list-item>
        <text:list-item>
          <text:p text:style-name="P13"><text:span text:style-name="T19">free strike bugs appear after a few combats. Code be caused by getting points that arent connected to relevant tiles maybe? Free strikes triggering when they defintely shouldnt FIXED</text:span></text:p>
        </text:list-item>
        <text:list-item>
          <text:p text:style-name="P13"><text:span text:style-name="T19">turn counter not being reset between combats FIXED</text:span></text:p>
        </text:list-item>
        <text:list-item>
          <text:p text:style-name="P13"><text:span text:style-name="T19">soul link only dealt 2 damage to skeleton lord, it shouldve dealt 5 FIXED ??</text:span></text:p>
        </text:list-item>
      </text:list>
      <text:p text:style-name="P14"><text:span text:style-name="T20"/></text:p>
      <text:p text:style-name="P14"><text:span text:style-name="T21">Play Testing Notes 21/2/2020</text:span></text:p>
      <text:list text:style-name="L15">
        <text:list-item>
          <text:p text:style-name="P15"><text:span text:style-name="T22">Character select screen “Random” model needs to be made in GIMP DONE</text:span></text:p>
        </text:list-item>
        <text:list-item>
          <text:p text:style-name="P15"><text:span text:style-name="T22">need to implement twin strike ability DONE</text:span></text:p>
        </text:list-item>
        <text:list-item>
          <text:p text:style-name="P15"><text:span text:style-name="T22">character roster/ map cant be view during kings blessing event FIXED</text:span></text:p>
        </text:list-item>
        <text:list-item>
          <text:p text:style-name="P15"><text:span text:style-name="T22">map cant be view during mystery events FIXED</text:span></text:p>
        </text:list-item>
        <text:list-item>
          <text:p text:style-name="P15"><text:span text:style-name="T22">character roster character on stamina text is disabled, reenable it DONE</text:span></text:p>
        </text:list-item>
        <text:list-item>
          <text:p text:style-name="P15"><text:span text:style-name="T22">mystery encounters only trigger story events: make it so they can spawn basic, shop and treasure events also DONE</text:span></text:p>
        </text:list-item>
        <text:list-item>
          <text:p text:style-name="P15"><text:span text:style-name="T22">character data object 'abilities tab' button on click effects talents button image, change this DONE</text:span></text:p>
        </text:list-item>
        <text:list-item>
          <text:p text:style-name="P15"><text:span text:style-name="T22">true sight goggles created a thorns (1) attribute tab on character data, why? (incorrect string reference) FIXED</text:span></text:p>
        </text:list-item>
        <text:list-item>
          <text:p text:style-name="P15"><text:span text:style-name="T22">Berserker mask did not apply enrage to character in combat, why? (defender set up never considering enrage) DONE</text:span></text:p>
        </text:list-item>
        <text:list-item>
          <text:p text:style-name="P15"><text:span text:style-name="T22">Status icon info panels not appearing on mouse over FIXED</text:span></text:p>
        </text:list-item>
        <text:list-item>
          <text:p text:style-name="P15"><text:span text:style-name="T22">status icons not sizing correctly in lay out FIXED</text:span></text:p>
        </text:list-item>
        <text:list-item>
          <text:p text:style-name="P15"><text:span text:style-name="T22">tile hover enables on move button clicked even if character is unable to move FIXED</text:span></text:p>
        </text:list-item>
        <text:list-item>
          <text:p text:style-name="P15"><text:span text:style-name="T22">edit map text file with the 12 trees, remove 4 trees. (the map where there a 4 sets of trees froming an l figure DONE</text:span></text:p>
        </text:list-item>
        <text:list-item>
          <text:p text:style-name="P15"><text:span text:style-name="T22">add all new abilities to defender ClearAllOrders() method DONE</text:span></text:p>
        </text:list-item>
        <text:list-item>
          <text:p text:style-name="P15"><text:span text:style-name="T22">Simple battle axe looks shit, find a better axe sprite DONE</text:span></text:p>
        </text:list-item>
        <text:list-item>
          <text:p text:style-name="P15"><text:span text:style-name="T22">path renderer shouldnt activate straight away: this causes it to draw the path from the previous character. Instead, wait until a new tile if moused over for the first time, then active path renderer FIXED</text:span></text:p>
        </text:list-item>
        <text:list-item>
          <text:p text:style-name="P15"><text:span text:style-name="T22">ranged attack bool not resetting after attack. First attack wait until bow drawn correctly, but subsequent shots do not. FIXED</text:span></text:p>
        </text:list-item>
        <text:list-item>
          <text:p text:style-name="P15"><text:span text:style-name="T22">Goblin encounter was fun, but should be a little be harder (perhaps goblins have more health, or 1 extra goblin spawns, or goblins have extra physical resistance)</text:span></text:p>
        </text:list-item>
        <text:list-item>
          <text:p text:style-name="P15"><text:span text:style-name="T22">negative bonus mobility does not impact mobility? Exhausted trait should have made characters only able to move tiles 1 by 1, but they could still move 2 by 2 FIXED</text:span></text:p>
        </text:list-item>
        <text:list-item>
          <text:p text:style-name="P15"><text:span text:style-name="T22">defender/enemy health bar text a tad too big, shrink DONE</text:span></text:p>
        </text:list-item>
        <text:list-item>
          <text:p text:style-name="P15"><text:span text:style-name="T22">Character roster character model renders over item cards FIXED</text:span></text:p>
        </text:list-item>
        <text:list-item>
          <text:p text:style-name="P15"><text:span text:style-name="T22">UCM's on activation panels start animating after the first combat FIXED</text:span></text:p>
        </text:list-item>
        <text:list-item>
          <text:p text:style-name="P15"><text:span text:style-name="T22">UCM's on activation panels shiould have weapons disabled (they keep appearing iunder adjacent panel's masks) FIXED</text:span></text:p>
        </text:list-item>
        <text:list-item>
          <text:p text:style-name="P15"><text:span text:style-name="T22">Skeleton barbarin activation panel: eyes are rendering over face mask FIXED</text:span></text:p>
        </text:list-item>
        <text:list-item>
          <text:p text:style-name="P15"><text:span text:style-name="T22">enemy status icon panel is hard to mouse over, but defenders arent FIXED</text:span></text:p>
        </text:list-item>
        <text:list-item>
          <text:p text:style-name="P15"><text:span text:style-name="T22">mystery event should close map view on load FIXED</text:span></text:p>
        </text:list-item>
        <text:list-item>
          <text:p text:style-name="P15"><text:span text:style-name="T22">whirlwind ability not hitting enemies further then 1 away when attacker has bonus melee range? FIXED</text:span></text:p>
        </text:list-item>
        <text:list-item>
          <text:p text:style-name="P15"><text:span text:style-name="T22">Mage preset should know icy focus instead of frost nova talent DONE</text:span></text:p>
        </text:list-item>
        <text:list-item>
          <text:p text:style-name="P15"><text:span text:style-name="T22">elite combat did not reward a state FIXED</text:span></text:p>
        </text:list-item>
        <text:list-item>
          <text:p text:style-name="P15"><text:span text:style-name="T22">leveling up did not reward an ability point FIXED</text:span></text:p>
        </text:list-item>
        <text:list-item>
          <text:p text:style-name="P15"><text:span text:style-name="T22">kings blessing game start event should reward 80 xp not 70 (it would mean the first combat would guarantee a level up for all characters) FIXED</text:span></text:p>
        </text:list-item>
        <text:list-item>
          <text:p text:style-name="P15"><text:span text:style-name="T22">phasing passive triggered twice in the same turn cycle?<text:s text:c="2"/>(bool was being reset during on turn cycle start and also on activation start)<text:s text:c="2"/>FIXED</text:span></text:p>
        </text:list-item>
        <text:list-item>
          <text:p text:style-name="P15"><text:span text:style-name="T22">maybe shank shoiuld be nerfed: deals 50% weapon damage, or has a CD of 2 DONE</text:span></text:p>
        </text:list-item>
        <text:list-item>
          <text:p text:style-name="P15"><text:span text:style-name="T22">burning passive should deal fire damage, poisoned should deal poison damage, and not ignore block DONE</text:span></text:p>
        </text:list-item>
        <text:list-item>
          <text:p text:style-name="P15"><text:span text:style-name="T22">some movement abilities highlight tiles out of moveable range (dash, charge, etc) FIXED</text:span></text:p>
        </text:list-item>
        <text:list-item>
          <text:p text:style-name="P15"><text:span text:style-name="T22">Artifact view panels are too small, font is hard to read FIXED</text:span></text:p>
        </text:list-item>
      </text:list>
      <text:p text:style-name="P16"><text:span text:style-name="T23"/></text:p>
      <text:p text:style-name="P16"><text:span text:style-name="T24">Play Testing Notes 23/2/2020 2</text:span><text:span text:style-name="T25">nd</text:span><text:span text:style-name="T26"><text:s/>game build</text:span></text:p>
      <text:list text:style-name="L17">
        <text:list-item>
          <text:p text:style-name="P17"><text:span text:style-name="T27">health and xp sliders in character data view arent being adjusted FIXED</text:span></text:p>
        </text:list-item>
        <text:list-item>
          <text:p text:style-name="P17"><text:span text:style-name="T27">curse of the blood god text says it applies 1 fading but it actually applies 2 FIXED</text:span></text:p>
        </text:list-item>
        <text:list-item>
          <text:p text:style-name="P17"><text:span text:style-name="T27">camoflage should not be applied to characters that already have stealth FIXED</text:span></text:p>
        </text:list-item>
        <text:list-item>
          <text:p text:style-name="P17"><text:span text:style-name="T27">cheap shot did not apply vulnerable FIXED</text:span></text:p>
        </text:list-item>
        <text:list-item>
          <text:p text:style-name="P17"><text:span text:style-name="T27">potion name text doesnt fit inside of loot screen button FIXED</text:span></text:p>
        </text:list-item>
        <text:list-item>
          <text:p text:style-name="P17"><text:span text:style-name="T27">characters arent fading out slowly when dying correctly </text:span></text:p>
        </text:list-item>
        <text:list-item>
          <text:p text:style-name="P17"><text:span text:style-name="T27">paladin should know guard instead of sword and board FIXED</text:span></text:p>
        </text:list-item>
        <text:list-item>
          <text:p text:style-name="P17"><text:span text:style-name="T27">character roster models stop playing idle anim after combat FIXED</text:span></text:p>
        </text:list-item>
        <text:list-item>
          <text:p text:style-name="P17"><text:span text:style-name="T27">loot screen BG should be darker/less transparent FIXED</text:span></text:p>
        </text:list-item>
        <text:list-item>
          <text:p text:style-name="P17"><text:span text:style-name="T27">basic abilities (strike, shoot etc) should be placed first on the ability bar by default FIXED</text:span></text:p>
        </text:list-item>
        <text:list-item>
          <text:p text:style-name="P17"><text:span text:style-name="T27">try making elemental enemies more aggresive (or certain types of ellementals). Its a bit boring and annoying that enemies dont advance quickly DONE</text:span></text:p>
        </text:list-item>
        <text:list-item>
          <text:p text:style-name="P17"><text:span text:style-name="T27">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span></text:p>
        </text:list-item>
        <text:list-item>
          <text:p text:style-name="P17"><text:span text:style-name="T27">tenacious in brawler try should be +2 not +3 FIXED</text:span></text:p>
        </text:list-item>
        <text:list-item>
          <text:p text:style-name="P17"><text:span text:style-name="T27">poisoned and burning status icon text needs to be update to say “take fire/poison damage” FIXED</text:span></text:p>
        </text:list-item>
        <text:list-item>
          <text:p text:style-name="P17"><text:span text:style-name="T27">item card art needs to be updated DONE</text:span></text:p>
        </text:list-item>
        <text:list-item>
          <text:p text:style-name="P17"><text:span text:style-name="T27">kings decree appeared in the state reward view from combat FIXED</text:span></text:p>
        </text:list-item>
        <text:list-item>
          <text:p text:style-name="P17"><text:span text:style-name="T27">character roster sliders not working as intended (probably need to cast as float, or divide value by 100?) FIXED</text:span></text:p>
        </text:list-item>
        <text:list-item>
          <text:p text:style-name="P17"><text:span text:style-name="T27">character roster: view changes between characters is a bit spazzy. Make better code to stop inventory turn on/off at wrong times, etc FIXED</text:span></text:p>
        </text:list-item>
        <text:list-item>
          <text:p text:style-name="P17"><text:span text:style-name="T27">character roster character buttons should have a glow outline for on mouse over DONE</text:span></text:p>
        </text:list-item>
        <text:list-item>
          <text:p text:style-name="P17"><text:span text:style-name="T27">story event fade in/out is waaay to fast, slow down fades a lot more FIXED</text:span></text:p>
        </text:list-item>
        <text:list-item>
          <text:p text:style-name="P17"><text:span text:style-name="T27">treasure room event did not create states correctly. No states appeared in content parent GO? FIXED</text:span></text:p>
        </text:list-item>
        <text:list-item>
          <text:p text:style-name="P17"><text:span text:style-name="T27">Clicking on treasure chest creates another gain state button. This defintely should not happen (maybe created a bool like chestAlreadyOpened to stop this from happening) FIXED</text:span></text:p>
        </text:list-item>
        <text:list-item>
          <text:p text:style-name="P17"><text:span text:style-name="T27">middle slash text for health in character data object is not visible FIXED</text:span></text:p>
        </text:list-item>
        <text:list-item>
          <text:p text:style-name="P17"><text:span text:style-name="T27">score page at end all fucked. Text on buttons doesnt fit, buttons dont slowly fade alpha in, they stay at 0. Page screen blends in way too quickly. Total score text doesnt get updated FIXED</text:span></text:p>
        </text:list-item>
      </text:list>
      <text:p text:style-name="P18"><text:span text:style-name="T28"/></text:p>
      <text:p text:style-name="P18"><text:span text:style-name="T29">Play Testing Notes 24/2/2020 3</text:span><text:span text:style-name="T30">rd</text:span><text:span text:style-name="T31"><text:s/>game build</text:span></text:p>
      <text:p text:style-name="P18"><text:span text:style-name="T32"/></text:p>
      <text:list text:style-name="L19">
        <text:list-item>
          <text:p text:style-name="P19"><text:span text:style-name="T33">On activation end coroutine should wait while a combat event is still pending DONE</text:span></text:p>
        </text:list-item>
        <text:list-item>
          <text:p text:style-name="P19"><text:span text:style-name="T33">Ucm in character data still not idling sometimes FIXED</text:span></text:p>
        </text:list-item>
        <text:list-item>
          <text:p text:style-name="P19"><text:span text:style-name="T33">shield items do not display their enum type name on item card FIXED</text:span></text:p>
        </text:list-item>
        <text:list-item>
          <text:p text:style-name="P19"><text:span text:style-name="T33">item card weapon damage type images still have the ugly ring frame around it FIXED<text:tab/></text:span></text:p>
        </text:list-item>
        <text:list-item>
          <text:p text:style-name="P19"><text:span text:style-name="T33">simple shield icon looks shitL change it</text:span></text:p>
        </text:list-item>
        <text:list-item>
          <text:p text:style-name="P19"><text:span text:style-name="T33">make health bars on entities look nicer DONE</text:span></text:p>
        </text:list-item>
        <text:list-item>
          <text:p text:style-name="P19"><text:span text:style-name="T33">make health/xp bars on character dat look nicer<text:s text:c="2"/>DONE</text:span></text:p>
        </text:list-item>
        <text:list-item>
          <text:p text:style-name="P19"><text:span text:style-name="T33">enemy info panels are missing resistance sprites FIXED</text:span></text:p>
        </text:list-item>
        <text:list-item>
          <text:p text:style-name="P19"><text:span text:style-name="T33">when status manager panel fades out, make sure all status icons on the panel disable their info panels DONE</text:span></text:p>
        </text:list-item>
        <text:list-item>
          <text:p text:style-name="P19"><text:span text:style-name="T33">right click / cancelling ability order shouldn't deselect a character: should only cancel all orders, disables highlights etc DONE</text:span></text:p>
        </text:list-item>
        <text:list-item>
          <text:p text:style-name="P19"><text:span text:style-name="T33">blood scarfice should make you lose 5hp not 3 DONE</text:span></text:p>
        </text:list-item>
        <text:list-item>
          <text:p text:style-name="P19"><text:span text:style-name="T33">skelly assassin did not take free strike against barbarian charging?<text:s text:c="2"/>(free strike not set up for twin strike) FIXED</text:span></text:p>
        </text:list-item>
      </text:list>
      <text:p text:style-name="P20"><text:span text:style-name="T34"/></text:p>
      <text:p text:style-name="P20"><text:span text:style-name="T35">Play Testing Notes 3/2/2020 </text:span></text:p>
      <text:list text:style-name="L21">
        <text:list-item>
          <text:p text:style-name="P21"><text:span text:style-name="T36">way farer doesnt sound appealing. Support spells are niche and confusing to new players.</text:span></text:p>
        </text:list-item>
        <text:list-item>
          <text:p text:style-name="P21"><text:span text:style-name="T36">All the presets abilities and info should be fairly easy to make sense of as a new player.</text:span></text:p>
        </text:list-item>
        <text:list-item>
          <text:p text:style-name="P21"><text:span text:style-name="T36">For each preset, think of at least 1 item in each slot that would be ideal for them. Use this to inspire item designing</text:span></text:p>
        </text:list-item>
        <text:list-item>
          <text:p text:style-name="P21"><text:span text:style-name="T36">opportunist passive should give +50 crit chance when back striking instead of +20 melee damage when back striking</text:span></text:p>
        </text:list-item>
        <text:list-item>
          <text:p text:style-name="P21"><text:span text:style-name="T36">stealth or rapid cloaking needs to be removed. Perhaps stealth is removed and on an epic item instead.</text:span></text:p>
        </text:list-item>
        <text:list-item>
          <text:p text:style-name="P21"><text:span text:style-name="T36">Try make items fewer for each slot, but more impactful and related to passives more then stats. Try to think what presets and builds would like each item when designing which item passives are best for items.</text:span></text:p>
        </text:list-item>
        <text:list-item>
          <text:p text:style-name="P21"><text:span text:style-name="T36">Itempanelifnohover currently blocks item card views, move to the right side of mouse FIXED</text:span></text:p>
        </text:list-item>
        <text:list-item>
          <text:p text:style-name="P21"><text:span text:style-name="T37">skeletons minions should have better passives to make them more intersting, somethat the player has to plan around and tech against</text:span></text:p>
        </text:list-item>
        <text:list-item>
          <text:p text:style-name="P21"><text:span text:style-name="T37">for play testing and idea purposes, play a game where we give every1 of our characters the best in slot items for that build.</text:span></text:p>
        </text:list-item>
        <text:list-item>
          <text:p text:style-name="P21"><text:span text:style-name="T37">Mouse over fixer idea: if mousing over inventory item, go to right of mouse.</text:span></text:p>
        </text:list-item>
        <text:list-item>
          <text:p text:style-name="P21"><text:span text:style-name="T37">Info panels should fade in slowly and nicely</text:span></text:p>
        </text:list-item>
        <text:list-item>
          <text:p text:style-name="P21"><text:span text:style-name="T37">there should be a timer on the passive panel show of 1 sec. If player has moused over and kept their mouse over itemcard for 1 second, start show info panel tabs logic</text:span></text:p>
        </text:list-item>
        <text:list-item>
          <text:p text:style-name="P21"><text:span text:style-name="T37">idea: passive traits dont exist in talent trees: only items grant passives. Or at least remove some of the passive from trees and give to items (espicialy the passives that are good for many different presets)</text:span></text:p>
        </text:list-item>
      </text:list>
      <text:p text:style-name="P22"><text:span text:style-name="T38"/></text:p>
      <text:p text:style-name="P22"><text:span text:style-name="T39">Play Testing Notes 3/2/2020 </text:span></text:p>
      <text:list text:style-name="L23">
        <text:list-item>
          <text:p text:style-name="P23"><text:span text:style-name="T40">On combat start, camera should be at max zoom out ortho size, currently a little too zoomed in FIXED</text:span></text:p>
        </text:list-item>
        <text:list-item>
          <text:p text:style-name="P23"><text:span text:style-name="T40">alchemist doesnt fit in activation panel: set sprite masks FIXED</text:span></text:p>
        </text:list-item>
        <text:list-item>
          <text:p text:style-name="P23"><text:span text:style-name="T40">phoenix dive should cost 10 energy not 20 FIXED</text:span></text:p>
        </text:list-item>
        <text:list-item>
          <text:p text:style-name="P23"><text:span text:style-name="T40">kings speech bubble should a bit lower, and then a bit to the left FIXED</text:span></text:p>
        </text:list-item>
        <text:list-item>
          <text:p text:style-name="P23"><text:span text:style-name="T40">item mouse over info panel shows arrow even when no panel is shown FIXED</text:span></text:p>
        </text:list-item>
        <text:list-item>
          <text:p text:style-name="P23"><text:span text:style-name="T40">rogue didnt get enrage from berserker helm? FIXED</text:span></text:p>
        </text:list-item>
        <text:list-item>
          <text:p text:style-name="P23"><text:span text:style-name="T40">warlock preset learns old abilities, not new ones FIXED</text:span></text:p>
        </text:list-item>
        <text:list-item>
          <text:p text:style-name="P23"><text:span text:style-name="T40">alchemist defender model gets built from warlock preset FIXED</text:span></text:p>
        </text:list-item>
        <text:list-item>
          <text:p text:style-name="P23"><text:span text:style-name="T40">warlock shadow blast ability doesnt show description text correctly on ability bar FIXED</text:span></text:p>
        </text:list-item>
        <text:list-item>
          <text:p text:style-name="P23"><text:span text:style-name="T40">goblin shooty ended turn withoiut doing anything. Could have moved into range of camo shadow blade and shot him in the face?</text:span></text:p>
        </text:list-item>
        <text:list-item>
          <text:p text:style-name="P23"><text:span text:style-name="T40">Some move abilities (charge and dash) cause cpu lag FIXED</text:span></text:p>
        </text:list-item>
        <text:list-item>
          <text:p text:style-name="P23"><text:span text:style-name="T40">item card info panel hover doesnt turn off when item card in loot screen is selected FIXED</text:span></text:p>
        </text:list-item>
        <text:list-item>
          <text:p text:style-name="P23"><text:span text:style-name="T40">item card info panel hover should go to the right of card when in shop (cant see info panels when mousing over far left cards)</text:span></text:p>
        </text:list-item>
        <text:list-item>
          <text:p text:style-name="P23"><text:span text:style-name="T40">overwatch ability panel says deal 0% damage, make ability data % modifier be 1 to fix FIXED</text:span></text:p>
        </text:list-item>
        <text:list-item>
          <text:p text:style-name="P23"><text:span text:style-name="T40">camp site fucked: cant remove state. Clicking on the state to remove just applyied well fed state FIXED</text:span></text:p>
        </text:list-item>
      </text:list>
      <text:p text:style-name="P24"><text:span text:style-name="T41"/></text:p>
      <text:p text:style-name="P24"><text:span text:style-name="T41"/></text:p>
      <text:p text:style-name="P24"><text:span text:style-name="T41"/></text:p>
      <text:p text:style-name="P24"><text:span text:style-name="T42">Play Testing Notes 31/3/2020 </text:span></text:p>
      <text:list text:style-name="L25">
        <text:list-item>
          <text:p text:style-name="P25"><text:span text:style-name="T43">Map 2 should have tree removed from bottom right corner near enemy spawn DONE</text:span></text:p>
        </text:list-item>
        <text:list-item>
          <text:p text:style-name="P25"><text:span text:style-name="T43">free strike icon is rendering underneath character model, fix DONE</text:span></text:p>
        </text:list-item>
        <text:list-item>
          <text:p text:style-name="P25"><text:span text:style-name="T43">something wrong with skelly mage ai, not moving towards defenders, just does icy focus on itself then ends turn, fix DONE</text:span></text:p>
        </text:list-item>
        <text:list-item>
          <text:p text:style-name="P25"><text:span text:style-name="T43">when characters die, their weapons dont fade out slowly at the same rate as the rest of their sprites</text:span></text:p>
        </text:list-item>
        <text:list-item>
          <text:p text:style-name="P25"><text:span text:style-name="T43">item card info panel in character data view renders underneath the health/xp bards, fix DONE</text:span></text:p>
        </text:list-item>
        <text:list-item>
          <text:p text:style-name="P25"><text:span text:style-name="T43">camp site vfx/status vfx arent visibile (probably sorting layer issue) FIXED</text:span></text:p>
        </text:list-item>
        <text:list-item>
          <text:p text:style-name="P25"><text:span text:style-name="T43">paladin comes with a point in guardian, but it should have a point in brawler FIXED</text:span></text:p>
        </text:list-item>
        <text:list-item>
          <text:p text:style-name="P25"><text:span text:style-name="T43">state effects being applied on combat start cause error if the state expires (cant remove states from active state list while iterating, dumb ass) FIXED</text:span></text:p>
        </text:list-item>
      </text:list>
      <text:p text:style-name="P26"><text:span text:style-name="T44"/></text:p>
      <text:p text:style-name="P26"><text:span text:style-name="T45">Play Testing Notes 1/4/2020 </text:span></text:p>
      <text:list text:style-name="L27">
        <text:list-item>
          <text:p text:style-name="P27"><text:span text:style-name="T46">new kings blessing choice idea: gain a benefit, all characters take 30 damage</text:span></text:p>
        </text:list-item>
        <text:list-item>
          <text:p text:style-name="P27"><text:span text:style-name="T46">need to test mork encounter DONE</text:span></text:p>
        </text:list-item>
        <text:list-item>
          <text:p text:style-name="P27"><text:span text:style-name="T46">item card in shop info panels display to the left, which makes them go off screen. make logic that flips the card to the right instead</text:span></text:p>
        </text:list-item>
        <text:list-item>
          <text:p text:style-name="P27"><text:span text:style-name="T46">implement pierce logic DONE</text:span></text:p>
        </text:list-item>
        <text:list-item>
          <text:p text:style-name="P27"><text:span text:style-name="T46">Ability tome info panels arent rendering above character data, and cant be seen, fix sorting order</text:span></text:p>
        </text:list-item>
      </text:list>
      <text:p text:style-name="P28"><text:span text:style-name="T47"/></text:p>
      <text:p text:style-name="P28"><text:span text:style-name="T48">Play Testing Notes 12/4/2020 </text:span></text:p>
      <text:list text:style-name="L29">
        <text:list-item>
          <text:p text:style-name="P29"><text:span text:style-name="T49">character roster buttons dont display glow outline on mouse over (except 4th character), fix by making outline lower in hierachy FIXED</text:span></text:p>
        </text:list-item>
        <text:list-item>
          <text:p text:style-name="P29"><text:span text:style-name="T49">+ buttons in character data object for talents have lost their + sprite FIXED</text:span></text:p>
        </text:list-item>
        <text:list-item>
          <text:p text:style-name="P29"><text:span text:style-name="T49">tile hover sprite missing FIXED</text:span></text:p>
        </text:list-item>
        <text:list-item>
          <text:p text:style-name="P29"><text:span text:style-name="T49">water tile sprite missing FIXED</text:span></text:p>
        </text:list-item>
        <text:list-item>
          <text:p text:style-name="P29"><text:span text:style-name="T49"><text:s/>item card info panels dont appear in correct position for items in inventory FIXED</text:span></text:p>
        </text:list-item>
        <text:list-item>
          <text:p text:style-name="P29"><text:span text:style-name="T49">Overwatch on ranger elites is either not triggering correctly, or not being removed correctly. First over watch attack occurs correctly though FIXED</text:span></text:p>
        </text:list-item>
        <text:list-item>
          <text:p text:style-name="P29"><text:span text:style-name="T49">2nd combat event would not start, didnt even run activation order at start. perhaps need to flush combat event queue on combat start/end? FIXED (maybe)</text:span></text:p>
        </text:list-item>
        <text:list-item>
          <text:p text:style-name="P29"><text:span text:style-name="T49">battle mage's on activation end triggered twice. triggers first time, an enemy was killed by fiery aura, then we were allowed to press the 'end turn' button again. wtf is happening here?</text:span></text:p>
        </text:list-item>
        <text:list-item>
          <text:p text:style-name="P29"><text:span text:style-name="T50">while immobilized, telekinesis gave an error message "cannot use because immoblized", why? FIXED</text:span></text:p>
        </text:list-item>
        <text:list-item>
          <text:p text:style-name="P29"><text:span text:style-name="T50">error message window didnt dissapear after a few displays. FIXED</text:span></text:p>
        </text:list-item>
        <text:list-item>
          <text:p text:style-name="P29"><text:span text:style-name="T50">free strike icon on dark elf rangers appears when they dont even know strike, why?<text:s text:c="2"/>FIXED</text:span></text:p>
        </text:list-item>
      </text:list>
      <text:p text:style-name="P30"><text:span text:style-name="T50"/></text:p>
      <text:p text:style-name="P30"><text:span text:style-name="T5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